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3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number of nodes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byte</text:p>
          </table:table-cell>
          <table:table-cell office:value-type="string">
            <text:p>GB</text:p>
          </table:table-cell>
          <table:table-cell office:value-type="string">
            <text:p>TB</text:p>
          </table:table-cell>
        </table:table-row>
        <table:table-row table:style-name="ro4">
          <table:table-cell office:value-type="string">
            <text:p>local n</text:p>
          </table:table-cell>
          <table:table-cell table:formula="of:=FLOOR([.B12]/[.B1];1)" office:value-type="float" office:value="390625000">
            <text:p>390625000</text:p>
          </table:table-cell>
          <table:table-cell/>
          <table:table-cell office:value-type="string">
            <text:p>Local data size</text:p>
          </table:table-cell>
          <table:table-cell office:value-type="string">
            <text:p>A_loc_col_ptr</text:p>
          </table:table-cell>
          <table:table-cell table:formula="of:=([.B2]+1)*8" office:value-type="float" office:value="3125000008">
            <text:p>3125000008</text:p>
          </table:table-cell>
          <table:table-cell table:formula="of:=[.F2]/1024/1024/1024" office:value-type="float" office:value="2.91038305312395">
            <text:p>2.9103830531</text:p>
          </table:table-cell>
          <table:table-cell table:formula="of:=[.G2]/1024" office:value-type="float" office:value="0.00284217095031636">
            <text:p>0.002842171</text:p>
          </table:table-cell>
        </table:table-row>
        <table:table-row table:style-name="ro4">
          <table:table-cell office:value-type="string">
            <text:p>local m</text:p>
          </table:table-cell>
          <table:table-cell table:formula="of:=FLOOR([.B11]*[.B14]/[.B1];1)" office:value-type="float" office:value="3886718">
            <text:p>3886718</text:p>
          </table:table-cell>
          <table:table-cell table:number-columns-repeated="2"/>
          <table:table-cell office:value-type="string">
            <text:p>A_loc_row_idx</text:p>
          </table:table-cell>
          <table:table-cell table:formula="of:=[.B2]*[.B6]*8" office:value-type="float" office:value="15625000000">
            <text:p>15625000000</text:p>
          </table:table-cell>
          <table:table-cell table:formula="of:=[.F3]/1024/1024/1024" office:value-type="float" office:value="14.5519152283669">
            <text:p>14.5519152284</text:p>
          </table:table-cell>
          <table:table-cell table:formula="of:=[.G3]/1024" office:value-type="float" office:value="0.014210854715202">
            <text:p>0.0142108547</text:p>
          </table:table-cell>
        </table:table-row>
        <table:table-row table:style-name="ro4">
          <table:table-cell office:value-type="string">
            <text:p>global n</text:p>
          </table:table-cell>
          <table:table-cell table:formula="of:=[.B2]" office:value-type="float" office:value="390625000">
            <text:p>390625000</text:p>
          </table:table-cell>
          <table:table-cell table:formula="of:=[.B4]*[.B1]" office:value-type="float" office:value="50000000000">
            <text:p>50000000000</text:p>
          </table:table-cell>
          <table:table-cell/>
          <table:table-cell office:value-type="string">
            <text:p>A_loc_val</text:p>
          </table:table-cell>
          <table:table-cell table:formula="of:=[.F3]" office:value-type="float" office:value="15625000000">
            <text:p>15625000000</text:p>
          </table:table-cell>
          <table:table-cell table:formula="of:=[.F4]/1024/1024/1024" office:value-type="float" office:value="14.5519152283669">
            <text:p>14.5519152284</text:p>
          </table:table-cell>
          <table:table-cell table:formula="of:=[.G4]/1024" office:value-type="float" office:value="0.014210854715202">
            <text:p>0.0142108547</text:p>
          </table:table-cell>
        </table:table-row>
        <table:table-row table:style-name="ro4">
          <table:table-cell office:value-type="string">
            <text:p>global m</text:p>
          </table:table-cell>
          <table:table-cell table:formula="of:=[.B11]-[.B3]*[.B1]" office:value-type="float" office:value="2500096">
            <text:p>2500096</text:p>
          </table:table-cell>
          <table:table-cell table:number-columns-repeated="2"/>
          <table:table-cell office:value-type="string">
            <text:p>A_glob_col_prt</text:p>
          </table:table-cell>
          <table:table-cell table:formula="of:=[.F2]" office:value-type="float" office:value="3125000008">
            <text:p>3125000008</text:p>
          </table:table-cell>
          <table:table-cell table:formula="of:=[.F5]/1024/1024/1024" office:value-type="float" office:value="2.91038305312395">
            <text:p>2.9103830531</text:p>
          </table:table-cell>
          <table:table-cell table:formula="of:=[.G5]/1024" office:value-type="float" office:value="0.00284217095031636">
            <text:p>0.002842171</text:p>
          </table:table-cell>
        </table:table-row>
        <table:table-row table:style-name="ro2">
          <table:table-cell office:value-type="string">
            <text:p>local p</text:p>
          </table:table-cell>
          <table:table-cell table:formula="of:=FLOOR([.B13]*[.B14];1)" office:value-type="float" office:value="5">
            <text:p>5</text:p>
          </table:table-cell>
          <table:table-cell table:number-columns-repeated="2"/>
          <table:table-cell office:value-type="string">
            <text:p>A_glob_row_id</text:p>
          </table:table-cell>
          <table:table-cell table:formula="of:=[.B4]*[.B7]*8" office:value-type="float" office:value="3125000000">
            <text:p>3125000000</text:p>
          </table:table-cell>
          <table:table-cell table:formula="of:=[.F6]/1024/1024/1024" office:value-type="float" office:value="2.91038304567337">
            <text:p>2.9103830457</text:p>
          </table:table-cell>
          <table:table-cell table:formula="of:=[.G6]/1024" office:value-type="float" office:value="0.0028421709430404">
            <text:p>0.0028421709</text:p>
          </table:table-cell>
        </table:table-row>
        <table:table-row table:style-name="ro2">
          <table:table-cell office:value-type="string">
            <text:p>global p</text:p>
          </table:table-cell>
          <table:table-cell table:formula="of:=[.B13]-[.B6]" office:value-type="float" office:value="1">
            <text:p>1</text:p>
          </table:table-cell>
          <table:table-cell table:number-columns-repeated="2"/>
          <table:table-cell office:value-type="string">
            <text:p>A_glob_val</text:p>
          </table:table-cell>
          <table:table-cell table:formula="of:=[.F6]" office:value-type="float" office:value="3125000000">
            <text:p>3125000000</text:p>
          </table:table-cell>
          <table:table-cell table:formula="of:=[.F7]/1024/1024/1024" office:value-type="float" office:value="2.91038304567337">
            <text:p>2.9103830457</text:p>
          </table:table-cell>
          <table:table-cell table:formula="of:=[.G7]/1024" office:value-type="float" office:value="0.0028421709430404">
            <text:p>0.0028421709</text:p>
          </table:table-cell>
        </table:table-row>
        <table:table-row table:style-name="ro2">
          <table:table-cell table:number-columns-repeated="4"/>
          <table:table-cell office:value-type="string">
            <text:p>b</text:p>
          </table:table-cell>
          <table:table-cell table:formula="of:=([.B5]+[.B3])*8" office:value-type="float" office:value="51094512">
            <text:p>51094512</text:p>
          </table:table-cell>
          <table:table-cell table:formula="of:=[.F8]/1024/1024/1024" office:value-type="float" office:value="0.0475854724645615">
            <text:p>0.0475854725</text:p>
          </table:table-cell>
          <table:table-cell table:formula="of:=[.G8]/1024" office:value-type="float" office:value="0.0000464701879536733">
            <text:p>4.64701879536733E-00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g+buffers 2*g</text:p>
          </table:table-cell>
          <table:table-cell table:formula="of:=[.F8]*3" office:value-type="float" office:value="153283536">
            <text:p>153283536</text:p>
          </table:table-cell>
          <table:table-cell table:formula="of:=[.F10]/1024/1024/1024" office:value-type="float" office:value="0.142756417393684">
            <text:p>0.1427564174</text:p>
          </table:table-cell>
          <table:table-cell table:formula="of:=[.G10]/1024" office:value-type="float" office:value="0.00013941056386102">
            <text:p>0.0001394106</text:p>
          </table:table-cell>
        </table:table-row>
        <table:table-row table:style-name="ro2">
          <table:table-cell office:value-type="string">
            <text:p>final m</text:p>
          </table:table-cell>
          <table:table-cell table:formula="of:=[.B12]/100" office:value-type="float" office:value="500000000">
            <text:p>500000000</text:p>
          </table:table-cell>
          <table:table-cell table:number-columns-repeated="2"/>
          <table:table-cell office:value-type="string">
            <text:p>x</text:p>
          </table:table-cell>
          <table:table-cell table:formula="of:=[.B2]*8*2" office:value-type="float" office:value="6250000000">
            <text:p>6250000000</text:p>
          </table:table-cell>
          <table:table-cell table:formula="of:=[.F11]/1024/1024/1024" office:value-type="float" office:value="5.82076609134674">
            <text:p>5.8207660913</text:p>
          </table:table-cell>
          <table:table-cell table:formula="of:=[.G11]/1024" office:value-type="float" office:value="0.0056843418860808">
            <text:p>0.0056843419</text:p>
          </table:table-cell>
        </table:table-row>
        <table:table-row table:style-name="ro2">
          <table:table-cell office:value-type="string">
            <text:p>final n</text:p>
          </table:table-cell>
          <table:table-cell office:value-type="float" office:value="50000000000">
            <text:p>50000000000</text:p>
          </table:table-cell>
          <table:table-cell office:value-type="float" office:value="1000000000">
            <text:p>1000000000</text:p>
          </table:table-cell>
          <table:table-cell/>
          <table:table-cell office:value-type="string">
            <text:p>GB</text:p>
          </table:table-cell>
          <table:table-cell office:value-type="string">
            <text:p>TB</text:p>
          </table:table-cell>
          <table:table-cell table:number-columns-repeated="2"/>
        </table:table-row>
        <table:table-row table:style-name="ro2">
          <table:table-cell office:value-type="string">
            <text:p>p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otal problem size </text:p>
          </table:table-cell>
          <table:table-cell table:formula="of:=SUM([.G2:.G8])*[.B1]" office:value-type="float" office:value="5221.49736022949">
            <text:p>5221.4973602295</text:p>
          </table:table-cell>
          <table:table-cell table:formula="of:=[.E13]/1024" office:value-type="float" office:value="5.09911851584911">
            <text:p>5.0991185158</text:p>
          </table:table-cell>
          <table:table-cell table:number-columns-repeated="2"/>
        </table:table-row>
        <table:table-row table:style-name="ro2">
          <table:table-cell office:value-type="string">
            <text:p>local blocking</text:p>
          </table:table-cell>
          <table:table-cell office:value-type="float" office:value="0.995">
            <text:p>0.99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Requirement per node</text:p>
          </table:table-cell>
          <table:table-cell table:formula="of:=SUM([.G2:.G8])+[.G10]+[.G11]" office:value-type="float" office:value="46.7564706355333">
            <text:p>46.7564706355</text:p>
          </table:table-cell>
          <table:table-cell office:value-type="string">
            <text:p>GB</text:p>
          </table:table-cell>
          <table:table-cell table:formula="of:=([.G3]+[.G4])*[.B1]" office:value-type="float" office:value="3725.29029846191">
            <text:p>3725.290298461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MAX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1024*10/[.E16]" office:value-type="float" office:value="160">
            <text:p>160</text:p>
          </table:table-cell>
          <table:table-cell table:number-columns-repeated="4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akac</meta:initial-creator>
    <meta:creation-date>2014-04-14T09:15:38</meta:creation-date>
    <dc:date>2014-07-15T11:25:56</dc:date>
    <dc:creator>Martin Takac</dc:creator>
    <meta:editing-duration>PT6H37M2S</meta:editing-duration>
    <meta:editing-cycles>14</meta:editing-cycles>
    <meta:generator>LibreOffice/3.5$Linux_X86_64 LibreOffice_project/350m1$Build-2</meta:generator>
    <meta:document-statistic meta:table-count="3" meta:cell-count="77" meta:object-count="0"/>
  </office:meta>
</office:document-meta>
</file>